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C000001CD196152B8A2D3B671.png" manifest:media-type="image/png"/>
  <manifest:file-entry manifest:full-path="Pictures/10000000000003FC000001CDA0B1C6D6EC74DB2E.png" manifest:media-type="image/png"/>
  <manifest:file-entry manifest:full-path="Pictures/10000000000003FC000001CDF2EA1A8245F0232E.png" manifest:media-type="image/png"/>
  <manifest:file-entry manifest:full-path="Pictures/10000000000003FC000001CD1986B92A19581D80.png" manifest:media-type="image/png"/>
  <manifest:file-entry manifest:full-path="Pictures/1000000000000230000001BDC14286EE768A79C5.png" manifest:media-type="image/png"/>
  <manifest:file-entry manifest:full-path="Pictures/10000201000005190000038484824C820DC0D7B6.png" manifest:media-type="image/png"/>
  <manifest:file-entry manifest:full-path="Pictures/1000000000000230000001BD296E92FBC6AEAF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46pt" fo:font-weight="bold" style:font-size-asian="46pt" style:font-weight-asian="bold" style:font-size-complex="4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05cm" svg:height="15.113cm" svg:x="7.874cm" svg:y="57.593cm">
          <draw:image xlink:href="Pictures/1000000000000230000001BD296E92FBC6AEAF92.png" xlink:type="simple" xlink:show="embed" xlink:actuate="onLoad" loext:mime-type="image/png">
            <text:p/>
          </draw:image>
        </draw:frame>
        <draw:frame draw:style-name="gr1" draw:text-style-name="P1" draw:layer="layout" svg:width="19.05cm" svg:height="15.062cm" svg:x="34.816cm" svg:y="58.082cm">
          <draw:image xlink:href="Pictures/1000000000000230000001BDC14286EE768A79C5.png" xlink:type="simple" xlink:show="embed" xlink:actuate="onLoad" loext:mime-type="image/png">
            <text:p/>
          </draw:image>
        </draw:frame>
        <draw:frame draw:style-name="gr1" draw:text-style-name="P1" draw:layer="layout" svg:width="26.99cm" svg:height="12.197cm" svg:x="1.204cm" svg:y="1.597cm">
          <draw:image xlink:href="Pictures/10000000000003FC000001CD1986B92A19581D80.png" xlink:type="simple" xlink:show="embed" xlink:actuate="onLoad" loext:mime-type="image/png">
            <text:p/>
          </draw:image>
        </draw:frame>
        <draw:frame draw:style-name="gr1" draw:text-style-name="P1" draw:layer="layout" svg:width="26.99cm" svg:height="12.197cm" svg:x="1.194cm" svg:y="13.932cm">
          <draw:image xlink:href="Pictures/10000000000003FC000001CDA0B1C6D6EC74DB2E.png" xlink:type="simple" xlink:show="embed" xlink:actuate="onLoad" loext:mime-type="image/png">
            <text:p/>
          </draw:image>
        </draw:frame>
        <draw:frame draw:style-name="gr1" draw:text-style-name="P1" draw:layer="layout" svg:width="26.99cm" svg:height="12.197cm" svg:x="28.262cm" svg:y="1.597cm">
          <draw:image xlink:href="Pictures/10000000000003FC000001CD196152B8A2D3B671.png" xlink:type="simple" xlink:show="embed" xlink:actuate="onLoad" loext:mime-type="image/png">
            <text:p/>
          </draw:image>
        </draw:frame>
        <draw:frame draw:style-name="gr1" draw:text-style-name="P1" draw:layer="layout" svg:width="26.99cm" svg:height="12.197cm" svg:x="28.702cm" svg:y="13.932cm">
          <draw:image xlink:href="Pictures/10000000000003FC000001CDF2EA1A8245F0232E.png" xlink:type="simple" xlink:show="embed" xlink:actuate="onLoad" loext:mime-type="image/png">
            <text:p/>
          </draw:image>
        </draw:frame>
        <draw:frame draw:style-name="gr2" draw:text-style-name="P2" draw:layer="layout" svg:width="6.25cm" svg:height="2.046cm" svg:x="0.996cm" svg:y="1.045cm">
          <draw:text-box>
            <text:p><text:span text:style-name="T1"><text:s/></text:span><text:span text:style-name="T1">(A)</text:span></text:p>
          </draw:text-box>
        </draw:frame>
        <draw:frame draw:style-name="gr2" draw:text-style-name="P2" draw:layer="layout" svg:width="6.25cm" svg:height="2.046cm" svg:x="4.896cm" svg:y="58.545cm">
          <draw:text-box>
            <text:p><text:span text:style-name="T1"><text:s/></text:span><text:span text:style-name="T1">(C)</text:span></text:p>
          </draw:text-box>
        </draw:frame>
        <draw:frame draw:style-name="gr2" draw:text-style-name="P2" draw:layer="layout" svg:width="6.25cm" svg:height="2.046cm" svg:x="31.196cm" svg:y="58.545cm">
          <draw:text-box>
            <text:p><text:span text:style-name="T1"><text:s/></text:span><text:span text:style-name="T1">(D)</text:span></text:p>
          </draw:text-box>
        </draw:frame>
        <draw:frame draw:style-name="gr1" draw:text-style-name="P1" draw:layer="layout" svg:width="39.876cm" svg:height="27.502cm" svg:x="9.652cm" svg:y="28.886cm">
          <draw:image xlink:href="Pictures/10000201000005190000038484824C820DC0D7B6.png" xlink:type="simple" xlink:show="embed" xlink:actuate="onLoad" loext:mime-type="image/png">
            <text:p/>
          </draw:image>
        </draw:frame>
        <draw:frame draw:style-name="gr2" draw:text-style-name="P2" draw:layer="layout" svg:width="6.25cm" svg:height="2.046cm" svg:x="12.696cm" svg:y="27.245cm">
          <draw:text-box>
            <text:p><text:span text:style-name="T1"><text:s/></text:span><text:span text:style-name="T1">(B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1-03T15:29:53.373510692</dc:date>
    <meta:editing-duration>P13DT2H51M8S</meta:editing-duration>
    <meta:editing-cycles>89</meta:editing-cycles>
    <meta:generator>LibreOffice/6.4.7.2$Linux_X86_64 LibreOffice_project/40$Build-2</meta:generator>
    <meta:document-statistic meta:object-count="34"/>
  </office:meta>
</office:document-meta>
</file>